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32713" officeooo:paragraph-rsid="00032713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915bf" officeooo:paragraph-rsid="000915bf" style:font-size-asian="14pt" style:font-size-complex="14pt"/>
    </style:style>
    <style:style style:name="P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" style:family="paragraph" style:parent-style-name="Heading_20_2">
      <style:paragraph-properties fo:line-height="150%" fo:text-align="center" style:justify-single-word="false"/>
      <style:text-properties style:font-name="Ubuntu" officeooo:rsid="001020ee" officeooo:paragraph-rsid="001020ee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7" style:family="paragraph" style:parent-style-name="Standard">
      <style:paragraph-properties fo:line-height="150%"/>
      <style:text-properties style:font-name="Ubuntu" fo:font-size="14pt" officeooo:rsid="00032713" officeooo:paragraph-rsid="0003271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32713" officeooo:paragraph-rsid="000aa3a7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4pt" officeooo:rsid="00032713" officeooo:paragraph-rsid="0003271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a820e" officeooo:paragraph-rsid="000a820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03271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aa3a7" officeooo:paragraph-rsid="000aa3a7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c9a4c" officeooo:paragraph-rsid="000c9a4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caffe" officeooo:paragraph-rsid="000caffe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44ed7" officeooo:paragraph-rsid="0003271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dc2f1" officeooo:paragraph-rsid="000dc2f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edd1c" officeooo:paragraph-rsid="000edd1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f1fb5" officeooo:paragraph-rsid="000f1fb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020ee" officeooo:paragraph-rsid="001020ee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0c170" officeooo:paragraph-rsid="0010c17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722c2" officeooo:paragraph-rsid="00064bee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32713" officeooo:paragraph-rsid="00032713" fo:background-color="#dddddd" style:font-size-asian="14pt" style:font-size-complex="14pt"/>
    </style:style>
    <style:style style:name="T1" style:family="text">
      <style:text-properties officeooo:rsid="000a820e"/>
    </style:style>
    <style:style style:name="T2" style:family="text">
      <style:text-properties officeooo:rsid="00032713"/>
    </style:style>
    <style:style style:name="T3" style:family="text">
      <style:text-properties officeooo:rsid="00032713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091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EO</text:h>
      <text:p text:style-name="P10">São as otimizações feitas para motores ou mecanismos de busca, é um conjunto de estrategias para potencializar e melhorar o posicionamento de um site nas paginas do google.</text:p>
      <text:h text:style-name="P4" text:outline-level="2">Palavra-chave</text:h>
      <text:p text:style-name="P2">Não adianta otimizar o site com uma palavra-chave que não dê resultados.</text:p>
      <text:p text:style-name="P2"><text:span text:style-name="T1">S</text:span>ite para verificar palavras chaves: <text:a xlink:type="simple" xlink:href="https://neilpatel.com/br/ubersuggest/" text:style-name="Internet_20_link" text:visited-style-name="Visited_20_Internet_20_Link">https://neilpatel.com/br/ubersuggest/</text:a></text:p>
      <text:h text:style-name="P4" text:outline-level="2">Meta Tags</text:h>
      <text:p text:style-name="P22">&lt;title&gt; &lt;/title&gt; </text:p>
      <text:p text:style-name="P2"><text:span text:style-name="T4">&lt;meta name=”description” content=” ”&gt; </text:span></text:p>
      <text:h text:style-name="P4" text:outline-level="2">Canonical Tag</text:h>
      <text:p text:style-name="P11"><text:span text:style-name="T1">É</text:span><text:span text:style-name="T2"> uma marcação inserida no código de paginas da web para definir que elas são conteudo original:</text:span></text:p>
      <text:p text:style-name="P2"><text:span text:style-name="T4">&lt;link rel=”canonical” href=” ” /&gt; </text:span></text:p>
      <text:h text:style-name="P4" text:outline-level="2">Cabeçalho</text:h>
      <text:p text:style-name="P22">&lt;h1&gt;&lt;/h1&gt; </text:p>
      <text:p text:style-name="P22">&lt;h2&gt;&lt;/h2&gt; </text:p>
      <text:p text:style-name="P22">&lt;h3&gt;&lt;/h3&gt; </text:p>
      <text:p text:style-name="P22">&lt;h4&gt;&lt;/h4&gt; </text:p>
      <text:p text:style-name="P22">&lt;h5&gt;&lt;/h5&gt; </text:p>
      <text:p text:style-name="P2"><text:span text:style-name="T4">&lt;h6&gt;&lt;/h6&gt; </text:span></text:p>
      <text:h text:style-name="P4" text:outline-level="2"><text:soft-page-break/>Imagens</text:h>
      <text:p text:style-name="P12">Imagens no site contam muito para que o google interprete ele com uma qualidade boa, mas o que o mecanismo de busca realmente presta atenção é no ALT da imagem.</text:p>
      <text:p text:style-name="P12">O ALT é uma opção que lhe permite descrever especificamente a imagem:</text:p>
      <text:p text:style-name="P8"><text:span text:style-name="T4">&lt;img src=”imagem“ alt=”sobre o que se trata a imagem“&gt; </text:span></text:p>
      <text:h text:style-name="P4" text:outline-level="2">Links Internos</text:h>
      <text:p text:style-name="P13">Os motores de busca priorizam sites que possuem links internos que levem para outras paginas, eles gostam de saber de todas as paginas de um site. É preciso linkar uma pagina na outra sem deixar pontas soltas, isso ajuda a subir a força de suas paginas internas: <text:span text:style-name="T3">&lt;a href</text:span><text:span text:style-name="T4">=</text:span><text:span text:style-name="T3">” “&gt;&lt;/a&gt; </text:span></text:p>
      <text:h text:style-name="P4" text:outline-level="2">Conteudo Unico</text:h>
      <text:p text:style-name="P14">É necessario produzir conteudos diferentes dos que já existem hoje na internet, pois não adianta o site ser otimizado e possuir um conteudo igual ao do concorrente, os motores de busca conseguem destinguir/saber qual site que criou o conteudo primeiro.</text:p>
      <text:h text:style-name="P4" text:outline-level="2">Ferramentas</text:h>
      <text:p text:style-name="P14">Extensões do Chrome: SeoQuake, MozBar</text:p>
      <text:p text:style-name="P14">Sites: <text:a xlink:type="simple" xlink:href="https://neilpatel.com/br/ubersuggest/" text:style-name="Internet_20_link" text:visited-style-name="Visited_20_Internet_20_Link"><text:span text:style-name="T2">https://neilpatel.com/br/ubersuggest/</text:span></text:a><text:span text:style-name="T2">, </text:span><text:a xlink:type="simple" xlink:href="https://moz.com/" text:style-name="Internet_20_link" text:visited-style-name="Visited_20_Internet_20_Link"><text:span text:style-name="T2">https://moz.com/</text:span></text:a><text:span text:style-name="T2">, </text:span><text:a xlink:type="simple" xlink:href="https://ahrefs.com/pt/" text:style-name="Internet_20_link" text:visited-style-name="Visited_20_Internet_20_Link"><text:span text:style-name="T2">https://ahrefs.com/pt/</text:span></text:a><text:span text:style-name="T2"> </text:span></text:p>
      <text:p text:style-name="P14"/>
      <text:p text:style-name="P14"/>
      <text:p text:style-name="P14"/>
      <text:p text:style-name="P14"/>
      <text:p text:style-name="P14"><text:soft-page-break/>____________________________________________________________________</text:p>
      <text:h text:style-name="P4" text:outline-level="2">Intenção da Pesquisa</text:h>
      <text:p text:style-name="P16">É importante entender como o usuario irá preocurar pelo site, serviço ou produto, quais palavras chaves ele utilizará nos buscadores para encontrar o que ele precisa. Não adianta escrever para ninguém, o importante é fazer textos que os usuarios preocuram. Entender o que os usuarios estão preocurando e entregar esse conteudo irá facilitar a ligação entre um lado e outro.</text:p>
      <text:h text:style-name="P4" text:outline-level="2">Utilize Palavras-chaves</text:h>
      <text:p text:style-name="P17">Outro aspecto fundamental é trabalhar e inserir palavras-chaves, preocurando saber como o usuario irá fazer a pesquisa.</text:p>
      <text:p text:style-name="P17">Utilizar palavras-chaves que são muito preocuradas por todos irá apenas almentar o numero de concorrentes, ao invés disso utilize palavras especificas, um pouco menos preocuradas por outras pessoas e palavras mais longas.</text:p>
      <text:p text:style-name="P17">Os usuarios normalmente não colocam apenas duas palavras na hora da pesquisa, é indicado tentar acertar o termo de pesquisa completo, palavras-chaves com mais de 3 palavras normalmente não é muito usada e por isso as chances de exito são maior.</text:p>
      <text:h text:style-name="P4" text:outline-level="2">Produza conteudo relevante e com qualidade</text:h>
      <text:p text:style-name="P17">Se o usuario entra em um site onde nada é relevante ele com certeza irá sair, um conteudo bom fará os usuarios compartilharem com outras pessoas, consequentemente fazendo o google perceber que o conteudo tem relevancia e te posicionando melhor na page rank.</text:p>
      <text:p text:style-name="P2"/>
      <text:p text:style-name="P15"/>
      <text:h text:style-name="P4" text:outline-level="2"><text:soft-page-break/>Tenha uma URL amigavel</text:h>
      <text:p text:style-name="P17">Quanto mais coerente a URL for com o titulo e com as palavras chaves do site, maior será o posicionamento do site e mais facil o usuario entrará no site.</text:p>
      <text:h text:style-name="P4" text:outline-level="2">Faça meta descrições (meta description)</text:h>
      <text:p text:style-name="P18">É um texto curto que vai convencer a pessoa a clicar no site. Quanto mais acertivo melhor.</text:p>
      <text:h text:style-name="P5" text:outline-level="2">Utilize Sub-titulos</text:h>
      <text:p text:style-name="P19">Quanto menos sub-titulos menos relevante o conteudo se torna, já que 300 palavras por bloco de conteudo é considerado algo ruim, pois não é tão dinamico para os buscadores. A ideia é separar o texto em sub-titulos e sub-subtitulos.</text:p>
      <text:h text:style-name="P4" text:outline-level="2">Otimize suas Imagens</text:h>
      <text:p text:style-name="P19">O google sempre vai preferenciar sites que abrem mais rapido, uma imagem pesada irá fazer o site ficar mais pesado e consequentemente demorar para abrir prejudicando a posição do site no google.</text:p>
      <text:h text:style-name="P4" text:outline-level="2">Coloque links internos e externos</text:h>
      <text:p text:style-name="P20">Ancoragem de links (back links) trazem muita relevancia e ajuda no posicionamento do site, quanto mais links de fora e de dentro um site ter mais o google irá considerar o site dinâmico. Outra vantagem é que ao compartilhar links externos a otimização dos sites é compartilhada.</text:p>
      <text:p text:style-name="P20"/>
      <text:p text:style-name="P20"/>
      <text:h text:style-name="P4" text:outline-level="2"><text:soft-page-break/>Tenha um site agil e atraente</text:h>
      <text:p text:style-name="P20">Um monte de imagens, efeitos e animação irá deixar o site muito pesado, isso dificultará a navegação e fará o site demorar para abrir, como o google ranqueia sites mais rapidos e que tenha maior usabilidade, um site assim cairá nas posições do google.</text:p>
      <text:p text:style-name="P20">Um site pode ser atraente e não precisar usar efeitos que o deixam mais lento e com usabilidade ruim, quanto mais praticidade maior será o indice de usuarios que irão entrar e consumir o conteudo. O segredo é balancear os aspectos atraente e pratico.</text:p>
      <text:p text:style-name="P20">____________________________________________________________________</text:p>
      <text:h text:style-name="P4" text:outline-level="2">Minificar Arquivos Css e Javascript</text:h>
      <text:p text:style-name="P20">Apesar de ser importante a identação do codigo, pro navegador não importa se esta legivel ou identado, por isso é vantajoso compactar os arquivos tirando a formatação para que o tamanho diminua e o site fique mais otimizado.</text:p>
      <text:p text:style-name="P20">Para fazer isso funcionar basta trabalhar com a versão descompactada do arquivo e compactar toda vez que for subir pro site, para isso existe um plugin no VsCode que faz isso automaticamente:</text:p>
      <text:p text:style-name="P20">Cloudflare <text:span text:style-name="T5">- </text:span><text:a xlink:type="simple" xlink:href="https://www.hostinger.com.br/tutoriais/melhorando-a-performace-minifying-css-html-e-javascript" text:style-name="Internet_20_link" text:visited-style-name="Visited_20_Internet_20_Link"><text:span text:style-name="T5">https://www.hostinger.com.br/tutoriais/melhorando-a-performace-minifying-css-html-e-javascript</text:span></text:a></text:p>
      <text:p text:style-name="P21"/>
      <text:p text:style-name="P20">Ferramentas: <text:span text:style-name="T5">css minify, html minify, javascript minify.</text:span></text:p>
      <text:h text:style-name="P4" text:outline-level="2">Habilitar o Gzip do site</text:h>
      <text:p text:style-name="P20">É uma compressão/compactação suportada por todos os navegadores e pode reduzir em até 50% o trafego do site. Vai <text:soft-page-break/>comprimir os arquivos de texto (html, css e js) e otimizar o trafego de informações.</text:p>
      <text:p text:style-name="P20">Para verificar se o Gzip esta habilitado no site é possível usar uma ferramenta chamada check gzip compression: <text:a xlink:type="simple" xlink:href="https://www.giftofspeed.com/gzip-test/" text:style-name="Internet_20_link" text:visited-style-name="Visited_20_Internet_20_Link"><text:span text:style-name="T5">https://www.giftofspeed.com/gzip-test/</text:span></text:a><text:span text:style-name="T5"> </text:span></text:p>
      <text:h text:style-name="P4" text:outline-level="2">Links</text:h>
      <text:p text:style-name="P9">- <text:a xlink:type="simple" xlink:href="https://www.youtube.com/watch?v=y2W2Zn7EX7k&amp;t=122s&amp;ab_channel=VidaFullStack" text:style-name="Internet_20_link" text:visited-style-name="Visited_20_Internet_20_Link">https://www.youtube.com/watch?v=y2W2Zn7EX7k&amp;t=122s&amp;ab_channel=VidaFullStack</text:a></text:p>
      <text:p text:style-name="P9">- <text:a xlink:type="simple" xlink:href="https://www.youtube.com/watch?v=qnLq50AM9Rk&amp;ab_channel=CanaldoConsultor" text:style-name="Internet_20_link" text:visited-style-name="Visited_20_Internet_20_Link">https://www.youtube.com/watch?v=qnLq50AM9Rk&amp;ab_channel=CanaldoConsultor</text:a></text:p>
      <text:p text:style-name="P9">- <text:a xlink:type="simple" xlink:href="https://www.youtube.com/watch?v=BON_st79MAI&amp;ab_channel=AttekitaDev" text:style-name="Internet_20_link" text:visited-style-name="Visited_20_Internet_20_Link">https://www.youtube.com/watch?v=BON_st79MAI&amp;ab_channel=AttekitaDev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9:41:56.567000000</meta:creation-date>
    <dc:date>2023-11-10T15:16:54.790000000</dc:date>
    <meta:editing-duration>PT12H21M17S</meta:editing-duration>
    <meta:editing-cycles>17</meta:editing-cycles>
    <meta:generator>EasyOffice/7.6.2.1.0$Windows_X86_64 LibreOffice_project/0bc4d647150f05f02b71ccb5539a4012b57f1faf</meta:generator>
    <meta:document-statistic meta:table-count="0" meta:image-count="0" meta:object-count="0" meta:page-count="6" meta:paragraph-count="64" meta:word-count="877" meta:character-count="5848" meta:non-whitespace-character-count="5022"/>
  </office:meta>
</office:document-meta>
</file>